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472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2.0402in"/>
    </style:style>
    <style:style style:name="co22" style:family="table-column">
      <style:table-column-properties fo:break-before="auto" style:column-width="1.847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146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cv-contextualized-complete</text:p>
          </table:table-cell>
          <table:table-cell office:value-type="string" calcext:value-type="string">
            <text:p>mhwcv-contextualized-no</text:p>
          </table:table-cell>
          <table:table-cell office:value-type="string" calcext:value-type="string">
            <text:p>mhwcv-contextualized-partial</text:p>
          </table:table-cell>
          <table:table-cell office:value-type="string" calcext:value-type="string">
            <text:p>mhwcv-simple-complete</text:p>
          </table:table-cell>
          <table:table-cell office:value-type="string" calcext:value-type="string">
            <text:p>mhwcv-simple-no</text:p>
          </table:table-cell>
          <table:table-cell office:value-type="string" calcext:value-type="string">
            <text:p>mhwcv-simple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hwv-contextualized-complete</text:p>
          </table:table-cell>
          <table:table-cell office:value-type="string" calcext:value-type="string">
            <text:p>mhwv-contextualized-no</text:p>
          </table:table-cell>
          <table:table-cell office:value-type="string" calcext:value-type="string">
            <text:p>mhwv-contextualized-partial</text:p>
          </table:table-cell>
          <table:table-cell office:value-type="string" calcext:value-type="string">
            <text:p>mhwv-simple-complete</text:p>
          </table:table-cell>
          <table:table-cell office:value-type="string" calcext:value-type="string">
            <text:p>mhwv-simple-no</text:p>
          </table:table-cell>
          <table:table-cell office:value-type="string" calcext:value-type="string">
            <text:p>mhwv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073" calcext:value-type="float">
            <text:p>0.80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726" calcext:value-type="float">
            <text:p>0.726</text:p>
          </table:table-cell>
          <table:table-cell table:number-columns-repeated="3" office:value-type="float" office:value="0.8646" calcext:value-type="float">
            <text:p>0.8646</text:p>
          </table:table-cell>
          <table:table-cell table:number-columns-repeated="3" office:value-type="float" office:value="0.6198" calcext:value-type="float">
            <text:p>0.6198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7937" calcext:value-type="float">
            <text:p>0.7937</text:p>
          </table:table-cell>
          <table:table-cell table:number-columns-repeated="3" office:value-type="float" office:value="0.5824" calcext:value-type="float">
            <text:p>0.5824</text:p>
          </table:table-cell>
          <table:table-cell office:value-type="float" office:value="0.51" calcext:value-type="float">
            <text:p>0.5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51" calcext:value-type="float">
            <text:p>0.5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7443" calcext:value-type="float">
            <text:p>0.74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1" calcext:value-type="float">
            <text:p>0.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" calcext:value-type="float">
            <text:p>0.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1429" calcext:value-type="float">
            <text:p>0.142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429" calcext:value-type="float">
            <text:p>0.14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1429" calcext:value-type="float">
            <text:p>0.1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13" calcext:value-type="float">
            <text:p>0.0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4" calcext:value-type="float">
            <text:p>0.04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769" calcext:value-type="float">
            <text:p>0.076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769" calcext:value-type="float">
            <text:p>0.0769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2" table:number-rows-repeated="1048505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raw-graphs" table:style-name="ta1">
        <table:shapes>
          <draw:frame draw:z-index="0" draw:style-name="gr1" draw:text-style-name="P1" svg:width="11.5043in" svg:height="7.8598in" svg:x="0.8894in" svg:y="0.1783in">
            <draw:object draw:notify-on-update-of-ranges="'raw-results'.C1:'raw-results'.AF1 'raw-results'.C6:'raw-results'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169in" svg:height="5.2571in" svg:x="0.8894in" svg:y="8.3055in">
            <draw:object draw:notify-on-update-of-range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1" table:default-cell-style-name="Default"/>
        <table:table-row table:style-name="ro3" table:number-rows-repeated="15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30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1.171714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0:45:14.006201366</dc:date>
    <dc:creator>Brando Preda</dc:creator>
    <meta:generator>LibreOffice/4.1.3.2$Linux_X86_64 LibreOffice_project/70feb7d99726f064edab4605a8ab840c50ec57a</meta:generator>
    <meta:editing-duration>PT1M3S</meta:editing-duration>
    <meta:editing-cycles>6</meta:editing-cycles>
    <meta:document-statistic meta:table-count="2" meta:cell-count="2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22cm" svg:height="19.965cm" xlink:href=".." xlink:type="simple" chart:class="chart:bar" chart:style-name="ch1">
        <chart:title svg:x="14.025cm" svg:y="0.535cm" chart:style-name="ch2">
          <text:p>MRR</text:p>
        </chart:title>
        <chart:plot-area chart:style-name="ch3" table:cell-range-address="'raw-results'.C1:'raw-results'.AF1 'raw-results'.C6:'raw-results'.AF6" chart:data-source-has-labels="row" svg:x="1.034cm" svg:y="1.674cm" svg:width="27.019cm" svg:height="17.47cm">
          <chartooo:coordinate-region svg:x="6.206cm" svg:y="1.674cm" svg:width="21.754cm" svg:height="16.823cm"/>
          <chart:axis chart:dimension="x" chart:name="primary-x" chart:style-name="ch4" chartooo:axis-type="auto">
            <chartooo:date-scale/>
            <chart:categories table:cell-range-address="'raw-results'.C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AF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AF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cv-contextualized-complete</text:p>
              </table:table-cell>
              <table:table-cell office:value-type="string">
                <text:p>mhwcv-contextualized-no</text:p>
              </table:table-cell>
              <table:table-cell office:value-type="string">
                <text:p>mhwcv-contextualized-partial</text:p>
              </table:table-cell>
              <table:table-cell office:value-type="string">
                <text:p>mhwcv-simple-complete</text:p>
              </table:table-cell>
              <table:table-cell office:value-type="string">
                <text:p>mhwcv-simple-no</text:p>
              </table:table-cell>
              <table:table-cell office:value-type="string">
                <text:p>mhwcv-simple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hwv-contextualized-complete</text:p>
              </table:table-cell>
              <table:table-cell office:value-type="string">
                <text:p>mhwv-contextualized-no</text:p>
              </table:table-cell>
              <table:table-cell office:value-type="string">
                <text:p>mhwv-contextualized-partial</text:p>
              </table:table-cell>
              <table:table-cell office:value-type="string">
                <text:p>mhwv-simple-complete</text:p>
              </table:table-cell>
              <table:table-cell office:value-type="string">
                <text:p>mhwv-simple-no</text:p>
              </table:table-cell>
              <table:table-cell office:value-type="string">
                <text:p>mhwv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C6:'raw-results'.AF6</svg:desc>
                </draw:g>
              </table:table-cell>
              <table:table-cell office:value-type="float" office:value="0.8073">
                <text:p>0.8073</text:p>
              </table:table-cell>
              <table:table-cell office:value-type="float" office:value="0.8073">
                <text:p>0.8073</text:p>
              </table:table-cell>
              <table:table-cell office:value-type="float" office:value="0.726">
                <text:p>0.726</text:p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6198">
                <text:p>0.6198</text:p>
              </table:table-cell>
              <table:table-cell office:value-type="float" office:value="0.6198">
                <text:p>0.6198</text:p>
              </table:table-cell>
              <table:table-cell office:value-type="float" office:value="0.6198">
                <text:p>0.6198</text:p>
              </table:table-cell>
              <table:table-cell office:value-type="float" office:value="0.6131">
                <text:p>0.6131</text:p>
              </table:table-cell>
              <table:table-cell office:value-type="float" office:value="0.3439">
                <text:p>0.3439</text:p>
              </table:table-cell>
              <table:table-cell office:value-type="float" office:value="0.6131">
                <text:p>0.6131</text:p>
              </table:table-cell>
              <table:table-cell office:value-type="float" office:value="0.7937">
                <text:p>0.7937</text:p>
              </table:table-cell>
              <table:table-cell office:value-type="float" office:value="0.4204">
                <text:p>0.4204</text:p>
              </table:table-cell>
              <table:table-cell office:value-type="float" office:value="0.7937">
                <text:p>0.7937</text:p>
              </table:table-cell>
              <table:table-cell office:value-type="float" office:value="0.5824">
                <text:p>0.5824</text:p>
              </table:table-cell>
              <table:table-cell office:value-type="float" office:value="0.5824">
                <text:p>0.5824</text:p>
              </table:table-cell>
              <table:table-cell office:value-type="float" office:value="0.5824">
                <text:p>0.5824</text:p>
              </table:table-cell>
              <table:table-cell office:value-type="float" office:value="0.51">
                <text:p>0.51</text:p>
              </table:table-cell>
              <table:table-cell office:value-type="float" office:value="0.1622">
                <text:p>0.1622</text:p>
              </table:table-cell>
              <table:table-cell office:value-type="float" office:value="0.51">
                <text:p>0.51</text:p>
              </table:table-cell>
              <table:table-cell office:value-type="float" office:value="0.8172">
                <text:p>0.8172</text:p>
              </table:table-cell>
              <table:table-cell office:value-type="float" office:value="0.816">
                <text:p>0.816</text:p>
              </table:table-cell>
              <table:table-cell office:value-type="float" office:value="0.8172">
                <text:p>0.8172</text:p>
              </table:table-cell>
              <table:table-cell office:value-type="float" office:value="0.7755">
                <text:p>0.7755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54cm" svg:height="13.354cm" xlink:href=".." xlink:type="simple" chart:class="chart:bar" chart:style-name="ch1">
        <chart:title svg:x="13.565cm" svg:y="0.403cm" chart:style-name="ch2">
          <text:p>MAP Best</text:p>
        </chart:title>
        <chart:plot-area chart:style-name="ch3" table:cell-range-addres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chart:data-source-has-labels="row" svg:x="1.035cm" svg:y="2.009cm" svg:width="27.049cm" svg:height="10.658cm">
          <chartooo:coordinate-region svg:x="5.361cm" svg:y="2.009cm" svg:width="22.629cm" svg:height="10.011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S1:'raw-results'.T1 'raw-results'.AC1:'raw-results'.AC1 'raw-results'.AE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S6:'raw-results'.T6 'raw-results'.AC6:'raw-results'.AC6 'raw-results'.AE6:'raw-results'.AF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S1:'raw-results'.T1 'raw-results'.AC1:'raw-results'.AC1 'raw-results'.AE1:'raw-results'.AF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E6:'raw-results'.E6 'raw-results'.G6:'raw-results'.H6 'raw-results'.K6:'raw-results'.K6 'raw-results'.S6:'raw-results'.T6 'raw-results'.AC6:'raw-results'.AC6 'raw-results'.AE6:'raw-results'.AF6</svg:desc>
                </draw:g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4204">
                <text:p>0.4204</text:p>
              </table:table-cell>
              <table:table-cell office:value-type="float" office:value="0.7937">
                <text:p>0.7937</text:p>
              </table:table-cell>
              <table:table-cell office:value-type="float" office:value="0.8172">
                <text:p>0.8172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